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44" calcext:value-type="float">
            <text:p>144.000</text:p>
          </table:table-cell>
          <table:table-cell office:value-type="float" office:value="26.9542676301143" calcext:value-type="float">
            <text:p>26.954</text:p>
          </table:table-cell>
          <table:table-cell office:value-type="float" office:value="0.769483191068516" calcext:value-type="float">
            <text:p>0.76948</text:p>
          </table:table-cell>
          <table:table-cell office:value-type="float" office:value="33628.8852539062" calcext:value-type="float">
            <text:p>33628.89</text:p>
          </table:table-cell>
          <table:table-cell office:value-type="float" office:value="7422.19921875" calcext:value-type="float">
            <text:p>7422.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1" calcext:value-type="float">
            <text:p>111.000</text:p>
          </table:table-cell>
          <table:table-cell office:value-type="float" office:value="28.1988895395408" calcext:value-type="float">
            <text:p>28.199</text:p>
          </table:table-cell>
          <table:table-cell office:value-type="float" office:value="0.798462334868783" calcext:value-type="float">
            <text:p>0.79846</text:p>
          </table:table-cell>
          <table:table-cell office:value-type="float" office:value="28457.2329101562" calcext:value-type="float">
            <text:p>28457.23</text:p>
          </table:table-cell>
          <table:table-cell office:value-type="float" office:value="6396.5224609375" calcext:value-type="float">
            <text:p>6396.52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89" calcext:value-type="float">
            <text:p>89.000</text:p>
          </table:table-cell>
          <table:table-cell office:value-type="float" office:value="29.2858956966006" calcext:value-type="float">
            <text:p>29.286</text:p>
          </table:table-cell>
          <table:table-cell office:value-type="float" office:value="0.822767938754918" calcext:value-type="float">
            <text:p>0.82277</text:p>
          </table:table-cell>
          <table:table-cell office:value-type="float" office:value="24751.1469726562" calcext:value-type="float">
            <text:p>24751.15</text:p>
          </table:table-cell>
          <table:table-cell office:value-type="float" office:value="6226.615234375" calcext:value-type="float">
            <text:p>6226.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4" calcext:value-type="float">
            <text:p>74.000</text:p>
          </table:table-cell>
          <table:table-cell office:value-type="float" office:value="30.2041914013947" calcext:value-type="float">
            <text:p>30.204</text:p>
          </table:table-cell>
          <table:table-cell office:value-type="float" office:value="0.841093144338746" calcext:value-type="float">
            <text:p>0.84109</text:p>
          </table:table-cell>
          <table:table-cell office:value-type="float" office:value="22173.3115234375" calcext:value-type="float">
            <text:p>22173.31</text:p>
          </table:table-cell>
          <table:table-cell office:value-type="float" office:value="5819.2587890625" calcext:value-type="float">
            <text:p>5819.26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63" calcext:value-type="float">
            <text:p>63.000</text:p>
          </table:table-cell>
          <table:table-cell office:value-type="float" office:value="30.9821698491157" calcext:value-type="float">
            <text:p>30.982</text:p>
          </table:table-cell>
          <table:table-cell office:value-type="float" office:value="0.855985198993643" calcext:value-type="float">
            <text:p>0.85599</text:p>
          </table:table-cell>
          <table:table-cell office:value-type="float" office:value="20149.87890625" calcext:value-type="float">
            <text:p>20149.88</text:p>
          </table:table-cell>
          <table:table-cell office:value-type="float" office:value="5552.70336914063" calcext:value-type="float">
            <text:p>5552.7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4.5" calcext:value-type="float">
            <text:p>54.500</text:p>
          </table:table-cell>
          <table:table-cell office:value-type="float" office:value="31.7398749384479" calcext:value-type="float">
            <text:p>31.740</text:p>
          </table:table-cell>
          <table:table-cell office:value-type="float" office:value="0.868739547088972" calcext:value-type="float">
            <text:p>0.86874</text:p>
          </table:table-cell>
          <table:table-cell office:value-type="float" office:value="18848.7109375" calcext:value-type="float">
            <text:p>18848.71</text:p>
          </table:table-cell>
          <table:table-cell office:value-type="float" office:value="5198.33178710937" calcext:value-type="float">
            <text:p>5198.33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7.5" calcext:value-type="float">
            <text:p>47.500</text:p>
          </table:table-cell>
          <table:table-cell office:value-type="float" office:value="32.4496228591794" calcext:value-type="float">
            <text:p>32.450</text:p>
          </table:table-cell>
          <table:table-cell office:value-type="float" office:value="0.880446508222584" calcext:value-type="float">
            <text:p>0.88045</text:p>
          </table:table-cell>
          <table:table-cell office:value-type="float" office:value="17713.693359375" calcext:value-type="float">
            <text:p>17713.69</text:p>
          </table:table-cell>
          <table:table-cell office:value-type="float" office:value="5017.77124023438" calcext:value-type="float">
            <text:p>5017.7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" calcext:value-type="float">
            <text:p>42.000</text:p>
          </table:table-cell>
          <table:table-cell office:value-type="float" office:value="33.0936486431158" calcext:value-type="float">
            <text:p>33.094</text:p>
          </table:table-cell>
          <table:table-cell office:value-type="float" office:value="0.890217771902028" calcext:value-type="float">
            <text:p>0.89022</text:p>
          </table:table-cell>
          <table:table-cell office:value-type="float" office:value="17000.7734375" calcext:value-type="float">
            <text:p>17000.77</text:p>
          </table:table-cell>
          <table:table-cell office:value-type="float" office:value="4881.044921875" calcext:value-type="float">
            <text:p>4881.04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7.5" calcext:value-type="float">
            <text:p>37.500</text:p>
          </table:table-cell>
          <table:table-cell office:value-type="float" office:value="33.6793003412297" calcext:value-type="float">
            <text:p>33.679</text:p>
          </table:table-cell>
          <table:table-cell office:value-type="float" office:value="0.899241673401521" calcext:value-type="float">
            <text:p>0.89924</text:p>
          </table:table-cell>
          <table:table-cell office:value-type="float" office:value="16442.0268554688" calcext:value-type="float">
            <text:p>16442.03</text:p>
          </table:table-cell>
          <table:table-cell office:value-type="float" office:value="4863.04418945312" calcext:value-type="float">
            <text:p>4863.0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5" calcext:value-type="float">
            <text:p>33.500</text:p>
          </table:table-cell>
          <table:table-cell office:value-type="float" office:value="34.2759690511139" calcext:value-type="float">
            <text:p>34.276</text:p>
          </table:table-cell>
          <table:table-cell office:value-type="float" office:value="0.906626285381435" calcext:value-type="float">
            <text:p>0.90663</text:p>
          </table:table-cell>
          <table:table-cell office:value-type="float" office:value="15441.02734375" calcext:value-type="float">
            <text:p>15441.03</text:p>
          </table:table-cell>
          <table:table-cell office:value-type="float" office:value="4562.44262695313" calcext:value-type="float">
            <text:p>4562.44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30.5" calcext:value-type="float">
            <text:p>30.500</text:p>
          </table:table-cell>
          <table:table-cell office:value-type="float" office:value="34.7740768534435" calcext:value-type="float">
            <text:p>34.774</text:p>
          </table:table-cell>
          <table:table-cell office:value-type="float" office:value="0.912727441230809" calcext:value-type="float">
            <text:p>0.91273</text:p>
          </table:table-cell>
          <table:table-cell office:value-type="float" office:value="15030.8286132813" calcext:value-type="float">
            <text:p>15030.83</text:p>
          </table:table-cell>
          <table:table-cell office:value-type="float" office:value="4648.89526367188" calcext:value-type="float">
            <text:p>4648.9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8" calcext:value-type="float">
            <text:p>28.000</text:p>
          </table:table-cell>
          <table:table-cell office:value-type="float" office:value="35.2273711791554" calcext:value-type="float">
            <text:p>35.227</text:p>
          </table:table-cell>
          <table:table-cell office:value-type="float" office:value="0.918102736295292" calcext:value-type="float">
            <text:p>0.91810</text:p>
          </table:table-cell>
          <table:table-cell office:value-type="float" office:value="14576.5141601563" calcext:value-type="float">
            <text:p>14576.51</text:p>
          </table:table-cell>
          <table:table-cell office:value-type="float" office:value="4531.51171875" calcext:value-type="float">
            <text:p>4531.51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5.5" calcext:value-type="float">
            <text:p>25.500</text:p>
          </table:table-cell>
          <table:table-cell office:value-type="float" office:value="35.7359991401749" calcext:value-type="float">
            <text:p>35.736</text:p>
          </table:table-cell>
          <table:table-cell office:value-type="float" office:value="0.923580613544177" calcext:value-type="float">
            <text:p>0.92358</text:p>
          </table:table-cell>
          <table:table-cell office:value-type="float" office:value="14442.9555664063" calcext:value-type="float">
            <text:p>14442.96</text:p>
          </table:table-cell>
          <table:table-cell office:value-type="float" office:value="4576.56689453125" calcext:value-type="float">
            <text:p>4576.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0762.834663992" calcext:value-type="float">
            <text:p>270762.834663992</text:p>
          </table:table-cell>
          <table:table-cell table:style-name="ce6" office:value-type="float" office:value="1555530.72448941" calcext:value-type="float">
            <text:p>1555530.7244894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67" calcext:value-type="float">
            <text:p>167.000</text:p>
          </table:table-cell>
          <table:table-cell office:value-type="float" office:value="24.8259554868418" calcext:value-type="float">
            <text:p>24.826</text:p>
          </table:table-cell>
          <table:table-cell office:value-type="float" office:value="0.706442154027599" calcext:value-type="float">
            <text:p>0.70644</text:p>
          </table:table-cell>
          <table:table-cell office:value-type="float" office:value="49775.9448242188" calcext:value-type="float">
            <text:p>49775.94</text:p>
          </table:table-cell>
          <table:table-cell office:value-type="float" office:value="9185.64697265625" calcext:value-type="float">
            <text:p>9185.6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33.5" calcext:value-type="float">
            <text:p>133.500</text:p>
          </table:table-cell>
          <table:table-cell office:value-type="float" office:value="25.8283722138387" calcext:value-type="float">
            <text:p>25.828</text:p>
          </table:table-cell>
          <table:table-cell office:value-type="float" office:value="0.745985393816819" calcext:value-type="float">
            <text:p>0.74599</text:p>
          </table:table-cell>
          <table:table-cell office:value-type="float" office:value="47686.7709960938" calcext:value-type="float">
            <text:p>47686.77</text:p>
          </table:table-cell>
          <table:table-cell office:value-type="float" office:value="9180.708984375" calcext:value-type="float">
            <text:p>9180.71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10.5" calcext:value-type="float">
            <text:p>110.500</text:p>
          </table:table-cell>
          <table:table-cell office:value-type="float" office:value="26.7060394092405" calcext:value-type="float">
            <text:p>26.706</text:p>
          </table:table-cell>
          <table:table-cell office:value-type="float" office:value="0.77653803424292" calcext:value-type="float">
            <text:p>0.77654</text:p>
          </table:table-cell>
          <table:table-cell office:value-type="float" office:value="46635.4287109375" calcext:value-type="float">
            <text:p>46635.43</text:p>
          </table:table-cell>
          <table:table-cell office:value-type="float" office:value="9162.53125" calcext:value-type="float">
            <text:p>9162.53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4" calcext:value-type="float">
            <text:p>94.000</text:p>
          </table:table-cell>
          <table:table-cell office:value-type="float" office:value="27.4976157598324" calcext:value-type="float">
            <text:p>27.498</text:p>
          </table:table-cell>
          <table:table-cell office:value-type="float" office:value="0.801226812971801" calcext:value-type="float">
            <text:p>0.80123</text:p>
          </table:table-cell>
          <table:table-cell office:value-type="float" office:value="45698.9799804687" calcext:value-type="float">
            <text:p>45698.98</text:p>
          </table:table-cell>
          <table:table-cell office:value-type="float" office:value="9138.98828125" calcext:value-type="float">
            <text:p>9138.99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1.5" calcext:value-type="float">
            <text:p>81.500</text:p>
          </table:table-cell>
          <table:table-cell office:value-type="float" office:value="28.1995847926498" calcext:value-type="float">
            <text:p>28.200</text:p>
          </table:table-cell>
          <table:table-cell office:value-type="float" office:value="0.82041690028766" calcext:value-type="float">
            <text:p>0.82042</text:p>
          </table:table-cell>
          <table:table-cell office:value-type="float" office:value="45693.6684570313" calcext:value-type="float">
            <text:p>45693.67</text:p>
          </table:table-cell>
          <table:table-cell office:value-type="float" office:value="9444.01391601562" calcext:value-type="float">
            <text:p>9444.0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2" calcext:value-type="float">
            <text:p>72.000</text:p>
          </table:table-cell>
          <table:table-cell office:value-type="float" office:value="28.8401568502215" calcext:value-type="float">
            <text:p>28.840</text:p>
          </table:table-cell>
          <table:table-cell office:value-type="float" office:value="0.835652186427125" calcext:value-type="float">
            <text:p>0.83565</text:p>
          </table:table-cell>
          <table:table-cell office:value-type="float" office:value="44711.2944335938" calcext:value-type="float">
            <text:p>44711.29</text:p>
          </table:table-cell>
          <table:table-cell office:value-type="float" office:value="9348.62670898437" calcext:value-type="float">
            <text:p>9348.63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3.5" calcext:value-type="float">
            <text:p>63.500</text:p>
          </table:table-cell>
          <table:table-cell office:value-type="float" office:value="29.5017235090122" calcext:value-type="float">
            <text:p>29.502</text:p>
          </table:table-cell>
          <table:table-cell office:value-type="float" office:value="0.851201011445233" calcext:value-type="float">
            <text:p>0.85120</text:p>
          </table:table-cell>
          <table:table-cell office:value-type="float" office:value="44407.3081054688" calcext:value-type="float">
            <text:p>44407.31</text:p>
          </table:table-cell>
          <table:table-cell office:value-type="float" office:value="9749.32861328125" calcext:value-type="float">
            <text:p>9749.33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7" calcext:value-type="float">
            <text:p>57.000</text:p>
          </table:table-cell>
          <table:table-cell office:value-type="float" office:value="30.0824769069833" calcext:value-type="float">
            <text:p>30.082</text:p>
          </table:table-cell>
          <table:table-cell office:value-type="float" office:value="0.863588647245289" calcext:value-type="float">
            <text:p>0.86359</text:p>
          </table:table-cell>
          <table:table-cell office:value-type="float" office:value="43524.279296875" calcext:value-type="float">
            <text:p>43524.28</text:p>
          </table:table-cell>
          <table:table-cell office:value-type="float" office:value="9379.19897460938" calcext:value-type="float">
            <text:p>9379.2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1" calcext:value-type="float">
            <text:p>51.000</text:p>
          </table:table-cell>
          <table:table-cell office:value-type="float" office:value="30.6732043799407" calcext:value-type="float">
            <text:p>30.673</text:p>
          </table:table-cell>
          <table:table-cell office:value-type="float" office:value="0.875279731216769" calcext:value-type="float">
            <text:p>0.87528</text:p>
          </table:table-cell>
          <table:table-cell office:value-type="float" office:value="42769.5073242188" calcext:value-type="float">
            <text:p>42769.51</text:p>
          </table:table-cell>
          <table:table-cell office:value-type="float" office:value="9252.28515625" calcext:value-type="float">
            <text:p>9252.2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6.5" calcext:value-type="float">
            <text:p>46.500</text:p>
          </table:table-cell>
          <table:table-cell office:value-type="float" office:value="31.1826278786078" calcext:value-type="float">
            <text:p>31.183</text:p>
          </table:table-cell>
          <table:table-cell office:value-type="float" office:value="0.883831839912549" calcext:value-type="float">
            <text:p>0.88383</text:p>
          </table:table-cell>
          <table:table-cell office:value-type="float" office:value="42190.2817382813" calcext:value-type="float">
            <text:p>42190.28</text:p>
          </table:table-cell>
          <table:table-cell office:value-type="float" office:value="9246.37475585937" calcext:value-type="float">
            <text:p>9246.37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2.5" calcext:value-type="float">
            <text:p>42.500</text:p>
          </table:table-cell>
          <table:table-cell office:value-type="float" office:value="31.6721669612769" calcext:value-type="float">
            <text:p>31.672</text:p>
          </table:table-cell>
          <table:table-cell office:value-type="float" office:value="0.891725054702269" calcext:value-type="float">
            <text:p>0.89173</text:p>
          </table:table-cell>
          <table:table-cell office:value-type="float" office:value="41398.8837890625" calcext:value-type="float">
            <text:p>41398.88</text:p>
          </table:table-cell>
          <table:table-cell office:value-type="float" office:value="9013.7138671875" calcext:value-type="float">
            <text:p>9013.7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9" calcext:value-type="float">
            <text:p>39.000</text:p>
          </table:table-cell>
          <table:table-cell office:value-type="float" office:value="32.1405534178716" calcext:value-type="float">
            <text:p>32.141</text:p>
          </table:table-cell>
          <table:table-cell office:value-type="float" office:value="0.899158614346016" calcext:value-type="float">
            <text:p>0.89916</text:p>
          </table:table-cell>
          <table:table-cell office:value-type="float" office:value="41238.0859375" calcext:value-type="float">
            <text:p>41238.09</text:p>
          </table:table-cell>
          <table:table-cell office:value-type="float" office:value="8973.255859375" calcext:value-type="float">
            <text:p>8973.2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6" calcext:value-type="float">
            <text:p>36.000</text:p>
          </table:table-cell>
          <table:table-cell office:value-type="float" office:value="32.5915319785396" calcext:value-type="float">
            <text:p>32.592</text:p>
          </table:table-cell>
          <table:table-cell office:value-type="float" office:value="0.905108483226437" calcext:value-type="float">
            <text:p>0.90511</text:p>
          </table:table-cell>
          <table:table-cell office:value-type="float" office:value="40590.7978515625" calcext:value-type="float">
            <text:p>40590.80</text:p>
          </table:table-cell>
          <table:table-cell office:value-type="float" office:value="9058.45849609375" calcext:value-type="float">
            <text:p>9058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6" office:value-type="float" office:value="332069.82567249" calcext:value-type="float">
            <text:p>332069.82567249</text:p>
          </table:table-cell>
          <table:table-cell table:style-name="ce6" office:value-type="float" office:value="1989102.19065411" calcext:value-type="float">
            <text:p>1989102.1906541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37" calcext:value-type="float">
            <text:p>137.000</text:p>
          </table:table-cell>
          <table:table-cell office:value-type="float" office:value="26.5379318315458" calcext:value-type="float">
            <text:p>26.538</text:p>
          </table:table-cell>
          <table:table-cell table:style-name="ce3" office:value-type="float" office:value="0.733235392342448" calcext:value-type="float">
            <text:p>0.73324</text:p>
          </table:table-cell>
          <table:table-cell office:value-type="float" office:value="35601.7827148437" calcext:value-type="float">
            <text:p>35601.78</text:p>
          </table:table-cell>
          <table:table-cell office:value-type="float" office:value="7157.08959960937" calcext:value-type="float">
            <text:p>7157.0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09" calcext:value-type="float">
            <text:p>109.000</text:p>
          </table:table-cell>
          <table:table-cell office:value-type="float" office:value="27.5343918170935" calcext:value-type="float">
            <text:p>27.534</text:p>
          </table:table-cell>
          <table:table-cell table:style-name="ce3" office:value-type="float" office:value="0.765700272866136" calcext:value-type="float">
            <text:p>0.76570</text:p>
          </table:table-cell>
          <table:table-cell office:value-type="float" office:value="32020.2705078125" calcext:value-type="float">
            <text:p>32020.27</text:p>
          </table:table-cell>
          <table:table-cell office:value-type="float" office:value="6481.46752929688" calcext:value-type="float">
            <text:p>6481.4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90.5" calcext:value-type="float">
            <text:p>90.500</text:p>
          </table:table-cell>
          <table:table-cell office:value-type="float" office:value="28.4041539670226" calcext:value-type="float">
            <text:p>28.404</text:p>
          </table:table-cell>
          <table:table-cell table:style-name="ce3" office:value-type="float" office:value="0.791264203130492" calcext:value-type="float">
            <text:p>0.79126</text:p>
          </table:table-cell>
          <table:table-cell office:value-type="float" office:value="29714.029296875" calcext:value-type="float">
            <text:p>29714.03</text:p>
          </table:table-cell>
          <table:table-cell office:value-type="float" office:value="6249.21801757813" calcext:value-type="float">
            <text:p>6249.22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7.5" calcext:value-type="float">
            <text:p>77.500</text:p>
          </table:table-cell>
          <table:table-cell office:value-type="float" office:value="29.157359235935" calcext:value-type="float">
            <text:p>29.157</text:p>
          </table:table-cell>
          <table:table-cell table:style-name="ce3" office:value-type="float" office:value="0.813034784973933" calcext:value-type="float">
            <text:p>0.81303</text:p>
          </table:table-cell>
          <table:table-cell office:value-type="float" office:value="27360.55859375" calcext:value-type="float">
            <text:p>27360.56</text:p>
          </table:table-cell>
          <table:table-cell office:value-type="float" office:value="6123.64721679688" calcext:value-type="float">
            <text:p>6123.6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7" calcext:value-type="float">
            <text:p>67.000</text:p>
          </table:table-cell>
          <table:table-cell office:value-type="float" office:value="29.8552811996155" calcext:value-type="float">
            <text:p>29.855</text:p>
          </table:table-cell>
          <table:table-cell table:style-name="ce3" office:value-type="float" office:value="0.831326100088236" calcext:value-type="float">
            <text:p>0.83133</text:p>
          </table:table-cell>
          <table:table-cell office:value-type="float" office:value="25438.1206054687" calcext:value-type="float">
            <text:p>25438.12</text:p>
          </table:table-cell>
          <table:table-cell office:value-type="float" office:value="6110.30810546875" calcext:value-type="float">
            <text:p>6110.3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9" calcext:value-type="float">
            <text:p>59.000</text:p>
          </table:table-cell>
          <table:table-cell office:value-type="float" office:value="30.5095222235646" calcext:value-type="float">
            <text:p>30.510</text:p>
          </table:table-cell>
          <table:table-cell table:style-name="ce3" office:value-type="float" office:value="0.847445002685289" calcext:value-type="float">
            <text:p>0.84745</text:p>
          </table:table-cell>
          <table:table-cell office:value-type="float" office:value="23945.1674804687" calcext:value-type="float">
            <text:p>23945.17</text:p>
          </table:table-cell>
          <table:table-cell office:value-type="float" office:value="5833.21801757813" calcext:value-type="float">
            <text:p>5833.2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2" calcext:value-type="float">
            <text:p>52.000</text:p>
          </table:table-cell>
          <table:table-cell office:value-type="float" office:value="31.1582258231532" calcext:value-type="float">
            <text:p>31.158</text:p>
          </table:table-cell>
          <table:table-cell table:style-name="ce3" office:value-type="float" office:value="0.860828895330653" calcext:value-type="float">
            <text:p>0.86083</text:p>
          </table:table-cell>
          <table:table-cell office:value-type="float" office:value="22886.6743164062" calcext:value-type="float">
            <text:p>22886.67</text:p>
          </table:table-cell>
          <table:table-cell office:value-type="float" office:value="5583.751953125" calcext:value-type="float">
            <text:p>5583.7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6.5" calcext:value-type="float">
            <text:p>46.500</text:p>
          </table:table-cell>
          <table:table-cell office:value-type="float" office:value="31.7364799896968" calcext:value-type="float">
            <text:p>31.736</text:p>
          </table:table-cell>
          <table:table-cell table:style-name="ce3" office:value-type="float" office:value="0.872130421630809" calcext:value-type="float">
            <text:p>0.87213</text:p>
          </table:table-cell>
          <table:table-cell office:value-type="float" office:value="21961.8154296875" calcext:value-type="float">
            <text:p>21961.82</text:p>
          </table:table-cell>
          <table:table-cell office:value-type="float" office:value="5594.85083007812" calcext:value-type="float">
            <text:p>5594.8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2" calcext:value-type="float">
            <text:p>42.000</text:p>
          </table:table-cell>
          <table:table-cell office:value-type="float" office:value="32.2748535168271" calcext:value-type="float">
            <text:p>32.275</text:p>
          </table:table-cell>
          <table:table-cell table:style-name="ce3" office:value-type="float" office:value="0.882541809878725" calcext:value-type="float">
            <text:p>0.88254</text:p>
          </table:table-cell>
          <table:table-cell office:value-type="float" office:value="20995.8559570312" calcext:value-type="float">
            <text:p>20995.86</text:p>
          </table:table-cell>
          <table:table-cell office:value-type="float" office:value="5473.61474609375" calcext:value-type="float">
            <text:p>5473.6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8.5" calcext:value-type="float">
            <text:p>38.500</text:p>
          </table:table-cell>
          <table:table-cell office:value-type="float" office:value="32.7437312584007" calcext:value-type="float">
            <text:p>32.744</text:p>
          </table:table-cell>
          <table:table-cell table:style-name="ce3" office:value-type="float" office:value="0.890247330619208" calcext:value-type="float">
            <text:p>0.89025</text:p>
          </table:table-cell>
          <table:table-cell office:value-type="float" office:value="20550.4575195312" calcext:value-type="float">
            <text:p>20550.46</text:p>
          </table:table-cell>
          <table:table-cell office:value-type="float" office:value="5340.24877929688" calcext:value-type="float">
            <text:p>5340.2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5" calcext:value-type="float">
            <text:p>35.000</text:p>
          </table:table-cell>
          <table:table-cell office:value-type="float" office:value="33.2590916558396" calcext:value-type="float">
            <text:p>33.259</text:p>
          </table:table-cell>
          <table:table-cell table:style-name="ce3" office:value-type="float" office:value="0.898617037665157" calcext:value-type="float">
            <text:p>0.89862</text:p>
          </table:table-cell>
          <table:table-cell office:value-type="float" office:value="19816.4243164062" calcext:value-type="float">
            <text:p>19816.42</text:p>
          </table:table-cell>
          <table:table-cell office:value-type="float" office:value="5268.2724609375" calcext:value-type="float">
            <text:p>5268.2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2" calcext:value-type="float">
            <text:p>32.000</text:p>
          </table:table-cell>
          <table:table-cell office:value-type="float" office:value="33.7586272434532" calcext:value-type="float">
            <text:p>33.759</text:p>
          </table:table-cell>
          <table:table-cell table:style-name="ce3" office:value-type="float" office:value="0.906216946747872" calcext:value-type="float">
            <text:p>0.90622</text:p>
          </table:table-cell>
          <table:table-cell office:value-type="float" office:value="19293.6767578125" calcext:value-type="float">
            <text:p>19293.68</text:p>
          </table:table-cell>
          <table:table-cell office:value-type="float" office:value="5242.91552734375" calcext:value-type="float">
            <text:p>5242.9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.5" calcext:value-type="float">
            <text:p>29.500</text:p>
          </table:table-cell>
          <table:table-cell office:value-type="float" office:value="34.2028467402886" calcext:value-type="float">
            <text:p>34.203</text:p>
          </table:table-cell>
          <table:table-cell table:style-name="ce3" office:value-type="float" office:value="0.912115988561931" calcext:value-type="float">
            <text:p>0.91212</text:p>
          </table:table-cell>
          <table:table-cell office:value-type="float" office:value="19051.2446289062" calcext:value-type="float">
            <text:p>19051.24</text:p>
          </table:table-cell>
          <table:table-cell office:value-type="float" office:value="5199.61474609375" calcext:value-type="float">
            <text:p>5199.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50876.91481706" calcext:value-type="float">
            <text:p>250876.91481706</text:p>
          </table:table-cell>
          <table:table-cell table:style-name="ce6" office:value-type="float" office:value="1699600.18993389" calcext:value-type="float">
            <text:p>1699600.1899338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5.5" calcext:value-type="float">
            <text:p>115.500</text:p>
          </table:table-cell>
          <table:table-cell office:value-type="float" office:value="27.245905852577" calcext:value-type="float">
            <text:p>27.246</text:p>
          </table:table-cell>
          <table:table-cell table:style-name="ce3" office:value-type="float" office:value="0.67756860174292" calcext:value-type="float">
            <text:p>0.67757</text:p>
          </table:table-cell>
          <table:table-cell office:value-type="float" office:value="23322.8681640625" calcext:value-type="float">
            <text:p>23322.87</text:p>
          </table:table-cell>
          <table:table-cell office:value-type="float" office:value="4029.35229492188" calcext:value-type="float">
            <text:p>4029.3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2.5" calcext:value-type="float">
            <text:p>92.500</text:p>
          </table:table-cell>
          <table:table-cell office:value-type="float" office:value="28.0420219579844" calcext:value-type="float">
            <text:p>28.042</text:p>
          </table:table-cell>
          <table:table-cell table:style-name="ce3" office:value-type="float" office:value="0.71195905846828" calcext:value-type="float">
            <text:p>0.71196</text:p>
          </table:table-cell>
          <table:table-cell office:value-type="float" office:value="21207.4287109375" calcext:value-type="float">
            <text:p>21207.43</text:p>
          </table:table-cell>
          <table:table-cell office:value-type="float" office:value="3855.81665039062" calcext:value-type="float">
            <text:p>3855.8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7.5" calcext:value-type="float">
            <text:p>77.500</text:p>
          </table:table-cell>
          <table:table-cell office:value-type="float" office:value="28.7041413998339" calcext:value-type="float">
            <text:p>28.704</text:p>
          </table:table-cell>
          <table:table-cell table:style-name="ce3" office:value-type="float" office:value="0.740198181077309" calcext:value-type="float">
            <text:p>0.74020</text:p>
          </table:table-cell>
          <table:table-cell office:value-type="float" office:value="20129.9794921875" calcext:value-type="float">
            <text:p>20129.98</text:p>
          </table:table-cell>
          <table:table-cell office:value-type="float" office:value="3775.86108398437" calcext:value-type="float">
            <text:p>3775.8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7" calcext:value-type="float">
            <text:p>67.000</text:p>
          </table:table-cell>
          <table:table-cell office:value-type="float" office:value="29.2662840855544" calcext:value-type="float">
            <text:p>29.266</text:p>
          </table:table-cell>
          <table:table-cell table:style-name="ce3" office:value-type="float" office:value="0.762236954679663" calcext:value-type="float">
            <text:p>0.76224</text:p>
          </table:table-cell>
          <table:table-cell office:value-type="float" office:value="18929.7602539063" calcext:value-type="float">
            <text:p>18929.76</text:p>
          </table:table-cell>
          <table:table-cell office:value-type="float" office:value="3657.70556640625" calcext:value-type="float">
            <text:p>3657.71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9" calcext:value-type="float">
            <text:p>59.000</text:p>
          </table:table-cell>
          <table:table-cell office:value-type="float" office:value="29.7831911653423" calcext:value-type="float">
            <text:p>29.783</text:p>
          </table:table-cell>
          <table:table-cell table:style-name="ce3" office:value-type="float" office:value="0.781712239554934" calcext:value-type="float">
            <text:p>0.78171</text:p>
          </table:table-cell>
          <table:table-cell office:value-type="float" office:value="18127.0659179688" calcext:value-type="float">
            <text:p>18127.07</text:p>
          </table:table-cell>
          <table:table-cell office:value-type="float" office:value="3572.95385742187" calcext:value-type="float">
            <text:p>3572.9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2.5" calcext:value-type="float">
            <text:p>52.500</text:p>
          </table:table-cell>
          <table:table-cell office:value-type="float" office:value="30.2802698431082" calcext:value-type="float">
            <text:p>30.280</text:p>
          </table:table-cell>
          <table:table-cell table:style-name="ce3" office:value-type="float" office:value="0.798658881267516" calcext:value-type="float">
            <text:p>0.79866</text:p>
          </table:table-cell>
          <table:table-cell office:value-type="float" office:value="17829.8334960938" calcext:value-type="float">
            <text:p>17829.83</text:p>
          </table:table-cell>
          <table:table-cell office:value-type="float" office:value="3557.91479492187" calcext:value-type="float">
            <text:p>3557.9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7.5" calcext:value-type="float">
            <text:p>47.500</text:p>
          </table:table-cell>
          <table:table-cell office:value-type="float" office:value="30.7065975004549" calcext:value-type="float">
            <text:p>30.707</text:p>
          </table:table-cell>
          <table:table-cell table:style-name="ce3" office:value-type="float" office:value="0.812508855592364" calcext:value-type="float">
            <text:p>0.81251</text:p>
          </table:table-cell>
          <table:table-cell office:value-type="float" office:value="17094.5444335938" calcext:value-type="float">
            <text:p>17094.54</text:p>
          </table:table-cell>
          <table:table-cell office:value-type="float" office:value="3490.91796875" calcext:value-type="float">
            <text:p>3490.9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3.5" calcext:value-type="float">
            <text:p>43.500</text:p>
          </table:table-cell>
          <table:table-cell office:value-type="float" office:value="31.1025087402875" calcext:value-type="float">
            <text:p>31.103</text:p>
          </table:table-cell>
          <table:table-cell table:style-name="ce3" office:value-type="float" office:value="0.824944856457772" calcext:value-type="float">
            <text:p>0.82494</text:p>
          </table:table-cell>
          <table:table-cell office:value-type="float" office:value="16334.3623046875" calcext:value-type="float">
            <text:p>16334.36</text:p>
          </table:table-cell>
          <table:table-cell office:value-type="float" office:value="3521.61010742187" calcext:value-type="float">
            <text:p>3521.61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9.5" calcext:value-type="float">
            <text:p>39.500</text:p>
          </table:table-cell>
          <table:table-cell office:value-type="float" office:value="31.5489539109881" calcext:value-type="float">
            <text:p>31.549</text:p>
          </table:table-cell>
          <table:table-cell table:style-name="ce3" office:value-type="float" office:value="0.838410405338409" calcext:value-type="float">
            <text:p>0.83841</text:p>
          </table:table-cell>
          <table:table-cell office:value-type="float" office:value="16177.9975585938" calcext:value-type="float">
            <text:p>16178.00</text:p>
          </table:table-cell>
          <table:table-cell office:value-type="float" office:value="3502.4248046875" calcext:value-type="float">
            <text:p>3502.4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6.5" calcext:value-type="float">
            <text:p>36.500</text:p>
          </table:table-cell>
          <table:table-cell office:value-type="float" office:value="31.9119161611298" calcext:value-type="float">
            <text:p>31.912</text:p>
          </table:table-cell>
          <table:table-cell table:style-name="ce3" office:value-type="float" office:value="0.848059997939457" calcext:value-type="float">
            <text:p>0.84806</text:p>
          </table:table-cell>
          <table:table-cell office:value-type="float" office:value="15902.2680664063" calcext:value-type="float">
            <text:p>15902.27</text:p>
          </table:table-cell>
          <table:table-cell office:value-type="float" office:value="3416.24365234375" calcext:value-type="float">
            <text:p>3416.2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" calcext:value-type="float">
            <text:p>34.000</text:p>
          </table:table-cell>
          <table:table-cell office:value-type="float" office:value="32.2468225002957" calcext:value-type="float">
            <text:p>32.247</text:p>
          </table:table-cell>
          <table:table-cell table:style-name="ce3" office:value-type="float" office:value="0.857314191951396" calcext:value-type="float">
            <text:p>0.85731</text:p>
          </table:table-cell>
          <table:table-cell office:value-type="float" office:value="15602.0078125" calcext:value-type="float">
            <text:p>15602.01</text:p>
          </table:table-cell>
          <table:table-cell office:value-type="float" office:value="3333.94506835937" calcext:value-type="float">
            <text:p>3333.9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1.5" calcext:value-type="float">
            <text:p>31.500</text:p>
          </table:table-cell>
          <table:table-cell office:value-type="float" office:value="32.6165365042014" calcext:value-type="float">
            <text:p>32.617</text:p>
          </table:table-cell>
          <table:table-cell table:style-name="ce3" office:value-type="float" office:value="0.866652780156844" calcext:value-type="float">
            <text:p>0.86665</text:p>
          </table:table-cell>
          <table:table-cell office:value-type="float" office:value="15221.4907226563" calcext:value-type="float">
            <text:p>15221.49</text:p>
          </table:table-cell>
          <table:table-cell office:value-type="float" office:value="3244.50170898437" calcext:value-type="float">
            <text:p>3244.50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.5" calcext:value-type="float">
            <text:p>29.500</text:p>
          </table:table-cell>
          <table:table-cell office:value-type="float" office:value="32.9357193281328" calcext:value-type="float">
            <text:p>32.936</text:p>
          </table:table-cell>
          <table:table-cell table:style-name="ce3" office:value-type="float" office:value="0.87428799731958" calcext:value-type="float">
            <text:p>0.87429</text:p>
          </table:table-cell>
          <table:table-cell office:value-type="float" office:value="15044.794921875" calcext:value-type="float">
            <text:p>15044.79</text:p>
          </table:table-cell>
          <table:table-cell office:value-type="float" office:value="3153.6650390625" calcext:value-type="float">
            <text:p>3153.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42597.840566835" calcext:value-type="float">
            <text:p>242597.840566835</text:p>
          </table:table-cell>
          <table:table-cell table:style-name="ce6" office:value-type="float" office:value="1769875.76457816" calcext:value-type="float">
            <text:p>1769875.7645781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17.5" calcext:value-type="float">
            <text:p>117.500</text:p>
          </table:table-cell>
          <table:table-cell office:value-type="float" office:value="28.6311719726807" calcext:value-type="float">
            <text:p>28.631</text:p>
          </table:table-cell>
          <table:table-cell table:style-name="ce3" office:value-type="float" office:value="0.771818210587198" calcext:value-type="float">
            <text:p>0.77182</text:p>
          </table:table-cell>
          <table:table-cell office:value-type="float" office:value="24698.568359375" calcext:value-type="float">
            <text:p>24698.57</text:p>
          </table:table-cell>
          <table:table-cell office:value-type="float" office:value="4884.22412109375" calcext:value-type="float">
            <text:p>4884.2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0" calcext:value-type="float">
            <text:p>90.000</text:p>
          </table:table-cell>
          <table:table-cell office:value-type="float" office:value="29.8654862306567" calcext:value-type="float">
            <text:p>29.865</text:p>
          </table:table-cell>
          <table:table-cell table:style-name="ce3" office:value-type="float" office:value="0.804809370932965" calcext:value-type="float">
            <text:p>0.80481</text:p>
          </table:table-cell>
          <table:table-cell office:value-type="float" office:value="20687.4111328125" calcext:value-type="float">
            <text:p>20687.41</text:p>
          </table:table-cell>
          <table:table-cell office:value-type="float" office:value="4382.134765625" calcext:value-type="float">
            <text:p>4382.1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2" calcext:value-type="float">
            <text:p>72.000</text:p>
          </table:table-cell>
          <table:table-cell office:value-type="float" office:value="30.8808788714438" calcext:value-type="float">
            <text:p>30.881</text:p>
          </table:table-cell>
          <table:table-cell table:style-name="ce3" office:value-type="float" office:value="0.827362408075043" calcext:value-type="float">
            <text:p>0.82736</text:p>
          </table:table-cell>
          <table:table-cell office:value-type="float" office:value="18320.697265625" calcext:value-type="float">
            <text:p>18320.70</text:p>
          </table:table-cell>
          <table:table-cell office:value-type="float" office:value="4366.49951171875" calcext:value-type="float">
            <text:p>4366.5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9.75" calcext:value-type="float">
            <text:p>59.750</text:p>
          </table:table-cell>
          <table:table-cell office:value-type="float" office:value="31.7397619842636" calcext:value-type="float">
            <text:p>31.740</text:p>
          </table:table-cell>
          <table:table-cell table:style-name="ce3" office:value-type="float" office:value="0.844053365908769" calcext:value-type="float">
            <text:p>0.84405</text:p>
          </table:table-cell>
          <table:table-cell office:value-type="float" office:value="16392.6352539063" calcext:value-type="float">
            <text:p>16392.64</text:p>
          </table:table-cell>
          <table:table-cell office:value-type="float" office:value="3958.50122070313" calcext:value-type="float">
            <text:p>3958.5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1" calcext:value-type="float">
            <text:p>51.000</text:p>
          </table:table-cell>
          <table:table-cell office:value-type="float" office:value="32.4578606878643" calcext:value-type="float">
            <text:p>32.458</text:p>
          </table:table-cell>
          <table:table-cell table:style-name="ce3" office:value-type="float" office:value="0.858470830957964" calcext:value-type="float">
            <text:p>0.85847</text:p>
          </table:table-cell>
          <table:table-cell office:value-type="float" office:value="15152.072265625" calcext:value-type="float">
            <text:p>15152.07</text:p>
          </table:table-cell>
          <table:table-cell office:value-type="float" office:value="3784.24047851562" calcext:value-type="float">
            <text:p>3784.24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4" calcext:value-type="float">
            <text:p>44.000</text:p>
          </table:table-cell>
          <table:table-cell office:value-type="float" office:value="33.1449383038122" calcext:value-type="float">
            <text:p>33.145</text:p>
          </table:table-cell>
          <table:table-cell table:style-name="ce3" office:value-type="float" office:value="0.870285414032974" calcext:value-type="float">
            <text:p>0.87029</text:p>
          </table:table-cell>
          <table:table-cell office:value-type="float" office:value="13624.4829101563" calcext:value-type="float">
            <text:p>13624.48</text:p>
          </table:table-cell>
          <table:table-cell office:value-type="float" office:value="3483.89233398437" calcext:value-type="float">
            <text:p>3483.8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8.5" calcext:value-type="float">
            <text:p>38.500</text:p>
          </table:table-cell>
          <table:table-cell office:value-type="float" office:value="33.7538171517663" calcext:value-type="float">
            <text:p>33.754</text:p>
          </table:table-cell>
          <table:table-cell table:style-name="ce3" office:value-type="float" office:value="0.880749958757661" calcext:value-type="float">
            <text:p>0.88075</text:p>
          </table:table-cell>
          <table:table-cell office:value-type="float" office:value="13167.8471679688" calcext:value-type="float">
            <text:p>13167.85</text:p>
          </table:table-cell>
          <table:table-cell office:value-type="float" office:value="3333.89404296875" calcext:value-type="float">
            <text:p>3333.8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3.75" calcext:value-type="float">
            <text:p>33.750</text:p>
          </table:table-cell>
          <table:table-cell office:value-type="float" office:value="34.3519964489748" calcext:value-type="float">
            <text:p>34.352</text:p>
          </table:table-cell>
          <table:table-cell table:style-name="ce3" office:value-type="float" office:value="0.889564146733125" calcext:value-type="float">
            <text:p>0.88956</text:p>
          </table:table-cell>
          <table:table-cell office:value-type="float" office:value="12531.4663085938" calcext:value-type="float">
            <text:p>12531.47</text:p>
          </table:table-cell>
          <table:table-cell office:value-type="float" office:value="3183.51293945312" calcext:value-type="float">
            <text:p>3183.51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0" calcext:value-type="float">
            <text:p>30.000</text:p>
          </table:table-cell>
          <table:table-cell office:value-type="float" office:value="34.8691612753548" calcext:value-type="float">
            <text:p>34.869</text:p>
          </table:table-cell>
          <table:table-cell table:style-name="ce3" office:value-type="float" office:value="0.896742842002078" calcext:value-type="float">
            <text:p>0.89674</text:p>
          </table:table-cell>
          <table:table-cell office:value-type="float" office:value="12010.212890625" calcext:value-type="float">
            <text:p>12010.21</text:p>
          </table:table-cell>
          <table:table-cell office:value-type="float" office:value="3126.4775390625" calcext:value-type="float">
            <text:p>3126.48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7.25" calcext:value-type="float">
            <text:p>27.250</text:p>
          </table:table-cell>
          <table:table-cell office:value-type="float" office:value="35.2981811818246" calcext:value-type="float">
            <text:p>35.298</text:p>
          </table:table-cell>
          <table:table-cell table:style-name="ce3" office:value-type="float" office:value="0.902855926056645" calcext:value-type="float">
            <text:p>0.90286</text:p>
          </table:table-cell>
          <table:table-cell office:value-type="float" office:value="11640.8149414063" calcext:value-type="float">
            <text:p>11640.81</text:p>
          </table:table-cell>
          <table:table-cell office:value-type="float" office:value="2995.97705078125" calcext:value-type="float">
            <text:p>2995.9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4.75" calcext:value-type="float">
            <text:p>24.750</text:p>
          </table:table-cell>
          <table:table-cell office:value-type="float" office:value="35.7236029641108" calcext:value-type="float">
            <text:p>35.724</text:p>
          </table:table-cell>
          <table:table-cell table:style-name="ce3" office:value-type="float" office:value="0.908258257954479" calcext:value-type="float">
            <text:p>0.90826</text:p>
          </table:table-cell>
          <table:table-cell office:value-type="float" office:value="11285.716796875" calcext:value-type="float">
            <text:p>11285.72</text:p>
          </table:table-cell>
          <table:table-cell office:value-type="float" office:value="2971.90234375" calcext:value-type="float">
            <text:p>2971.9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2.75" calcext:value-type="float">
            <text:p>22.750</text:p>
          </table:table-cell>
          <table:table-cell office:value-type="float" office:value="36.0930915044147" calcext:value-type="float">
            <text:p>36.093</text:p>
          </table:table-cell>
          <table:table-cell table:style-name="ce3" office:value-type="float" office:value="0.913059932135081" calcext:value-type="float">
            <text:p>0.91306</text:p>
          </table:table-cell>
          <table:table-cell office:value-type="float" office:value="11108.5859375" calcext:value-type="float">
            <text:p>11108.59</text:p>
          </table:table-cell>
          <table:table-cell office:value-type="float" office:value="2958.73681640625" calcext:value-type="float">
            <text:p>2958.7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1" calcext:value-type="float">
            <text:p>21.000</text:p>
          </table:table-cell>
          <table:table-cell office:value-type="float" office:value="36.4516745023515" calcext:value-type="float">
            <text:p>36.452</text:p>
          </table:table-cell>
          <table:table-cell table:style-name="ce3" office:value-type="float" office:value="0.917284189919169" calcext:value-type="float">
            <text:p>0.91728</text:p>
          </table:table-cell>
          <table:table-cell office:value-type="float" office:value="10798.8256835938" calcext:value-type="float">
            <text:p>10798.83</text:p>
          </table:table-cell>
          <table:table-cell office:value-type="float" office:value="2906.36865234375" calcext:value-type="float">
            <text:p>2906.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8775.440804165" calcext:value-type="float">
            <text:p>278775.440804165</text:p>
          </table:table-cell>
          <table:table-cell table:style-name="ce6" office:value-type="float" office:value="1357773.19919572" calcext:value-type="float">
            <text:p>1357773.1991957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85.875" calcext:value-type="float">
            <text:p>185.875</text:p>
          </table:table-cell>
          <table:table-cell office:value-type="float" office:value="21.0200258680223" calcext:value-type="float">
            <text:p>21.020</text:p>
          </table:table-cell>
          <table:table-cell office:value-type="float" office:value="0.499611854562975" calcext:value-type="float">
            <text:p>0.49961</text:p>
          </table:table-cell>
          <table:table-cell office:value-type="float" office:value="85192.3701171875" calcext:value-type="float">
            <text:p>85192.37</text:p>
          </table:table-cell>
          <table:table-cell office:value-type="float" office:value="14228.0380859375" calcext:value-type="float">
            <text:p>14228.04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62.5" calcext:value-type="float">
            <text:p>162.500</text:p>
          </table:table-cell>
          <table:table-cell office:value-type="float" office:value="21.4740913727239" calcext:value-type="float">
            <text:p>21.474</text:p>
          </table:table-cell>
          <table:table-cell office:value-type="float" office:value="0.544105743045116" calcext:value-type="float">
            <text:p>0.54411</text:p>
          </table:table-cell>
          <table:table-cell office:value-type="float" office:value="89557.798828125" calcext:value-type="float">
            <text:p>89557.80</text:p>
          </table:table-cell>
          <table:table-cell office:value-type="float" office:value="15108.4272460938" calcext:value-type="float">
            <text:p>15108.4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43.875" calcext:value-type="float">
            <text:p>143.875</text:p>
          </table:table-cell>
          <table:table-cell office:value-type="float" office:value="21.9472149424863" calcext:value-type="float">
            <text:p>21.947</text:p>
          </table:table-cell>
          <table:table-cell office:value-type="float" office:value="0.582006600602545" calcext:value-type="float">
            <text:p>0.58201</text:p>
          </table:table-cell>
          <table:table-cell office:value-type="float" office:value="90598.4926757813" calcext:value-type="float">
            <text:p>90598.49</text:p>
          </table:table-cell>
          <table:table-cell office:value-type="float" office:value="15750.5102539063" calcext:value-type="float">
            <text:p>15750.5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8.75" calcext:value-type="float">
            <text:p>128.750</text:p>
          </table:table-cell>
          <table:table-cell office:value-type="float" office:value="22.3984677400595" calcext:value-type="float">
            <text:p>22.398</text:p>
          </table:table-cell>
          <table:table-cell office:value-type="float" office:value="0.610546822947334" calcext:value-type="float">
            <text:p>0.61055</text:p>
          </table:table-cell>
          <table:table-cell office:value-type="float" office:value="90702.4775390625" calcext:value-type="float">
            <text:p>90702.48</text:p>
          </table:table-cell>
          <table:table-cell office:value-type="float" office:value="15459.2873535156" calcext:value-type="float">
            <text:p>15459.29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16.75" calcext:value-type="float">
            <text:p>116.750</text:p>
          </table:table-cell>
          <table:table-cell office:value-type="float" office:value="22.8187396420532" calcext:value-type="float">
            <text:p>22.819</text:p>
          </table:table-cell>
          <table:table-cell office:value-type="float" office:value="0.637777993756195" calcext:value-type="float">
            <text:p>0.63778</text:p>
          </table:table-cell>
          <table:table-cell office:value-type="float" office:value="88919.4340820312" calcext:value-type="float">
            <text:p>88919.43</text:p>
          </table:table-cell>
          <table:table-cell office:value-type="float" office:value="15121.3908691406" calcext:value-type="float">
            <text:p>15121.3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6.875" calcext:value-type="float">
            <text:p>106.875</text:p>
          </table:table-cell>
          <table:table-cell office:value-type="float" office:value="23.22058375667" calcext:value-type="float">
            <text:p>23.221</text:p>
          </table:table-cell>
          <table:table-cell office:value-type="float" office:value="0.66031693449535" calcext:value-type="float">
            <text:p>0.66032</text:p>
          </table:table-cell>
          <table:table-cell office:value-type="float" office:value="87664.662109375" calcext:value-type="float">
            <text:p>87664.66</text:p>
          </table:table-cell>
          <table:table-cell office:value-type="float" office:value="15190.2841796875" calcext:value-type="float">
            <text:p>15190.2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8.375" calcext:value-type="float">
            <text:p>98.375</text:p>
          </table:table-cell>
          <table:table-cell office:value-type="float" office:value="23.602749562012" calcext:value-type="float">
            <text:p>23.603</text:p>
          </table:table-cell>
          <table:table-cell office:value-type="float" office:value="0.681512260632578" calcext:value-type="float">
            <text:p>0.68151</text:p>
          </table:table-cell>
          <table:table-cell office:value-type="float" office:value="85990.6342773438" calcext:value-type="float">
            <text:p>85990.63</text:p>
          </table:table-cell>
          <table:table-cell office:value-type="float" office:value="14594.3845214844" calcext:value-type="float">
            <text:p>14594.3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1" calcext:value-type="float">
            <text:p>91.000</text:p>
          </table:table-cell>
          <table:table-cell office:value-type="float" office:value="23.9812394981905" calcext:value-type="float">
            <text:p>23.981</text:p>
          </table:table-cell>
          <table:table-cell office:value-type="float" office:value="0.700009931376429" calcext:value-type="float">
            <text:p>0.70001</text:p>
          </table:table-cell>
          <table:table-cell office:value-type="float" office:value="83942.6948242187" calcext:value-type="float">
            <text:p>83942.69</text:p>
          </table:table-cell>
          <table:table-cell office:value-type="float" office:value="14509.6169433594" calcext:value-type="float">
            <text:p>14509.6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4.75" calcext:value-type="float">
            <text:p>84.750</text:p>
          </table:table-cell>
          <table:table-cell office:value-type="float" office:value="24.3359007887688" calcext:value-type="float">
            <text:p>24.336</text:p>
          </table:table-cell>
          <table:table-cell office:value-type="float" office:value="0.716963098372273" calcext:value-type="float">
            <text:p>0.71696</text:p>
          </table:table-cell>
          <table:table-cell office:value-type="float" office:value="81782.9370117187" calcext:value-type="float">
            <text:p>81782.94</text:p>
          </table:table-cell>
          <table:table-cell office:value-type="float" office:value="14142.7966308594" calcext:value-type="float">
            <text:p>14142.8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9.125" calcext:value-type="float">
            <text:p>79.125</text:p>
          </table:table-cell>
          <table:table-cell office:value-type="float" office:value="24.6836736768155" calcext:value-type="float">
            <text:p>24.684</text:p>
          </table:table-cell>
          <table:table-cell office:value-type="float" office:value="0.732096841628082" calcext:value-type="float">
            <text:p>0.73210</text:p>
          </table:table-cell>
          <table:table-cell office:value-type="float" office:value="80292.6665039063" calcext:value-type="float">
            <text:p>80292.67</text:p>
          </table:table-cell>
          <table:table-cell office:value-type="float" office:value="13319.8918457031" calcext:value-type="float">
            <text:p>13319.89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4.125" calcext:value-type="float">
            <text:p>74.125</text:p>
          </table:table-cell>
          <table:table-cell office:value-type="float" office:value="25.0278131997748" calcext:value-type="float">
            <text:p>25.028</text:p>
          </table:table-cell>
          <table:table-cell office:value-type="float" office:value="0.747094618707484" calcext:value-type="float">
            <text:p>0.74709</text:p>
          </table:table-cell>
          <table:table-cell office:value-type="float" office:value="78773.521484375" calcext:value-type="float">
            <text:p>78773.52</text:p>
          </table:table-cell>
          <table:table-cell office:value-type="float" office:value="13272.513671875" calcext:value-type="float">
            <text:p>13272.5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9.625" calcext:value-type="float">
            <text:p>69.625</text:p>
          </table:table-cell>
          <table:table-cell office:value-type="float" office:value="25.3655621132264" calcext:value-type="float">
            <text:p>25.366</text:p>
          </table:table-cell>
          <table:table-cell office:value-type="float" office:value="0.760203649849247" calcext:value-type="float">
            <text:p>0.76020</text:p>
          </table:table-cell>
          <table:table-cell office:value-type="float" office:value="78495.5249023438" calcext:value-type="float">
            <text:p>78495.52</text:p>
          </table:table-cell>
          <table:table-cell office:value-type="float" office:value="13301.9028320313" calcext:value-type="float">
            <text:p>13301.90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5.5" calcext:value-type="float">
            <text:p>65.500</text:p>
          </table:table-cell>
          <table:table-cell office:value-type="float" office:value="25.7018506761646" calcext:value-type="float">
            <text:p>25.702</text:p>
          </table:table-cell>
          <table:table-cell office:value-type="float" office:value="0.773743480979576" calcext:value-type="float">
            <text:p>0.77374</text:p>
          </table:table-cell>
          <table:table-cell office:value-type="float" office:value="77543.0883789063" calcext:value-type="float">
            <text:p>77543.09</text:p>
          </table:table-cell>
          <table:table-cell office:value-type="float" office:value="12784.8391113281" calcext:value-type="float">
            <text:p>12784.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51516.655928135" calcext:value-type="float">
            <text:p>251516.655928135</text:p>
          </table:table-cell>
          <table:table-cell table:style-name="ce6" office:value-type="float" office:value="3820462.96265198" calcext:value-type="float">
            <text:p>3820462.9626519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78.75" calcext:value-type="float">
            <text:p>78.750</text:p>
          </table:table-cell>
          <table:table-cell office:value-type="float" office:value="32.7073533928105" calcext:value-type="float">
            <text:p>32.707</text:p>
          </table:table-cell>
          <table:table-cell office:value-type="float" office:value="0.808293217269894" calcext:value-type="float">
            <text:p>0.80829</text:p>
          </table:table-cell>
          <table:table-cell office:value-type="float" office:value="9480.72802734375" calcext:value-type="float">
            <text:p>9480.73</text:p>
          </table:table-cell>
          <table:table-cell office:value-type="float" office:value="2330.32690429687" calcext:value-type="float">
            <text:p>2330.33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6.625" calcext:value-type="float">
            <text:p>56.625</text:p>
          </table:table-cell>
          <table:table-cell office:value-type="float" office:value="34.0340115459198" calcext:value-type="float">
            <text:p>34.034</text:p>
          </table:table-cell>
          <table:table-cell office:value-type="float" office:value="0.835771154120871" calcext:value-type="float">
            <text:p>0.83577</text:p>
          </table:table-cell>
          <table:table-cell office:value-type="float" office:value="8190.58984375" calcext:value-type="float">
            <text:p>8190.59</text:p>
          </table:table-cell>
          <table:table-cell office:value-type="float" office:value="2185.72729492187" calcext:value-type="float">
            <text:p>2185.7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3.125" calcext:value-type="float">
            <text:p>43.125</text:p>
          </table:table-cell>
          <table:table-cell office:value-type="float" office:value="35.0628790548245" calcext:value-type="float">
            <text:p>35.063</text:p>
          </table:table-cell>
          <table:table-cell office:value-type="float" office:value="0.85534896447369" calcext:value-type="float">
            <text:p>0.85535</text:p>
          </table:table-cell>
          <table:table-cell office:value-type="float" office:value="7404.89697265625" calcext:value-type="float">
            <text:p>7404.90</text:p>
          </table:table-cell>
          <table:table-cell office:value-type="float" office:value="2173.80346679687" calcext:value-type="float">
            <text:p>2173.8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4.75" calcext:value-type="float">
            <text:p>34.750</text:p>
          </table:table-cell>
          <table:table-cell office:value-type="float" office:value="35.816095804135" calcext:value-type="float">
            <text:p>35.816</text:p>
          </table:table-cell>
          <table:table-cell office:value-type="float" office:value="0.870085595431361" calcext:value-type="float">
            <text:p>0.87009</text:p>
          </table:table-cell>
          <table:table-cell office:value-type="float" office:value="7008.7294921875" calcext:value-type="float">
            <text:p>7008.73</text:p>
          </table:table-cell>
          <table:table-cell office:value-type="float" office:value="2062.84765625" calcext:value-type="float">
            <text:p>2062.8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9.25" calcext:value-type="float">
            <text:p>29.250</text:p>
          </table:table-cell>
          <table:table-cell office:value-type="float" office:value="36.4295234398943" calcext:value-type="float">
            <text:p>36.430</text:p>
          </table:table-cell>
          <table:table-cell office:value-type="float" office:value="0.881303274692836" calcext:value-type="float">
            <text:p>0.88130</text:p>
          </table:table-cell>
          <table:table-cell office:value-type="float" office:value="6704.07275390625" calcext:value-type="float">
            <text:p>6704.07</text:p>
          </table:table-cell>
          <table:table-cell office:value-type="float" office:value="2090.97290039062" calcext:value-type="float">
            <text:p>2090.9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5.375" calcext:value-type="float">
            <text:p>25.375</text:p>
          </table:table-cell>
          <table:table-cell office:value-type="float" office:value="36.9210057676556" calcext:value-type="float">
            <text:p>36.921</text:p>
          </table:table-cell>
          <table:table-cell office:value-type="float" office:value="0.889649331562988" calcext:value-type="float">
            <text:p>0.88965</text:p>
          </table:table-cell>
          <table:table-cell office:value-type="float" office:value="6521.9208984375" calcext:value-type="float">
            <text:p>6521.92</text:p>
          </table:table-cell>
          <table:table-cell office:value-type="float" office:value="2082.54565429687" calcext:value-type="float">
            <text:p>2082.55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2.5" calcext:value-type="float">
            <text:p>22.500</text:p>
          </table:table-cell>
          <table:table-cell office:value-type="float" office:value="37.3566875966807" calcext:value-type="float">
            <text:p>37.357</text:p>
          </table:table-cell>
          <table:table-cell office:value-type="float" office:value="0.897520663504902" calcext:value-type="float">
            <text:p>0.89752</text:p>
          </table:table-cell>
          <table:table-cell office:value-type="float" office:value="6536.0966796875" calcext:value-type="float">
            <text:p>6536.10</text:p>
          </table:table-cell>
          <table:table-cell office:value-type="float" office:value="2058.57250976562" calcext:value-type="float">
            <text:p>2058.5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0.25" calcext:value-type="float">
            <text:p>20.250</text:p>
          </table:table-cell>
          <table:table-cell office:value-type="float" office:value="37.7402644759076" calcext:value-type="float">
            <text:p>37.740</text:p>
          </table:table-cell>
          <table:table-cell office:value-type="float" office:value="0.904204383560663" calcext:value-type="float">
            <text:p>0.90420</text:p>
          </table:table-cell>
          <table:table-cell office:value-type="float" office:value="6417.6005859375" calcext:value-type="float">
            <text:p>6417.60</text:p>
          </table:table-cell>
          <table:table-cell office:value-type="float" office:value="2058.07861328125" calcext:value-type="float">
            <text:p>2058.0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8.5" calcext:value-type="float">
            <text:p>18.500</text:p>
          </table:table-cell>
          <table:table-cell office:value-type="float" office:value="38.0847897991633" calcext:value-type="float">
            <text:p>38.085</text:p>
          </table:table-cell>
          <table:table-cell office:value-type="float" office:value="0.910167589469231" calcext:value-type="float">
            <text:p>0.91017</text:p>
          </table:table-cell>
          <table:table-cell office:value-type="float" office:value="6367.337890625" calcext:value-type="float">
            <text:p>6367.34</text:p>
          </table:table-cell>
          <table:table-cell office:value-type="float" office:value="2036.90869140625" calcext:value-type="float">
            <text:p>2036.9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875" calcext:value-type="float">
            <text:p>16.875</text:p>
          </table:table-cell>
          <table:table-cell office:value-type="float" office:value="38.455336914461" calcext:value-type="float">
            <text:p>38.455</text:p>
          </table:table-cell>
          <table:table-cell office:value-type="float" office:value="0.916005177696626" calcext:value-type="float">
            <text:p>0.91601</text:p>
          </table:table-cell>
          <table:table-cell office:value-type="float" office:value="6312.55517578125" calcext:value-type="float">
            <text:p>6312.56</text:p>
          </table:table-cell>
          <table:table-cell office:value-type="float" office:value="2018.40258789062" calcext:value-type="float">
            <text:p>2018.4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625" calcext:value-type="float">
            <text:p>15.625</text:p>
          </table:table-cell>
          <table:table-cell office:value-type="float" office:value="38.7698620437806" calcext:value-type="float">
            <text:p>38.770</text:p>
          </table:table-cell>
          <table:table-cell office:value-type="float" office:value="0.920890315084918" calcext:value-type="float">
            <text:p>0.92089</text:p>
          </table:table-cell>
          <table:table-cell office:value-type="float" office:value="6315.03857421875" calcext:value-type="float">
            <text:p>6315.04</text:p>
          </table:table-cell>
          <table:table-cell office:value-type="float" office:value="2018.73388671875" calcext:value-type="float">
            <text:p>2018.7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625" calcext:value-type="float">
            <text:p>14.625</text:p>
          </table:table-cell>
          <table:table-cell office:value-type="float" office:value="39.0560698481675" calcext:value-type="float">
            <text:p>39.056</text:p>
          </table:table-cell>
          <table:table-cell office:value-type="float" office:value="0.925191562260717" calcext:value-type="float">
            <text:p>0.92519</text:p>
          </table:table-cell>
          <table:table-cell office:value-type="float" office:value="6293.98779296875" calcext:value-type="float">
            <text:p>6293.99</text:p>
          </table:table-cell>
          <table:table-cell office:value-type="float" office:value="1979.02490234375" calcext:value-type="float">
            <text:p>1979.0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625" calcext:value-type="float">
            <text:p>13.625</text:p>
          </table:table-cell>
          <table:table-cell office:value-type="float" office:value="39.365869783202" calcext:value-type="float">
            <text:p>39.366</text:p>
          </table:table-cell>
          <table:table-cell office:value-type="float" office:value="0.929767000498474" calcext:value-type="float">
            <text:p>0.92977</text:p>
          </table:table-cell>
          <table:table-cell office:value-type="float" office:value="6273.58935546875" calcext:value-type="float">
            <text:p>6273.59</text:p>
          </table:table-cell>
          <table:table-cell office:value-type="float" office:value="1954.49877929688" calcext:value-type="float">
            <text:p>1954.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7928.731409924" calcext:value-type="float">
            <text:p>177928.731409924</text:p>
          </table:table-cell>
          <table:table-cell table:style-name="ce6" office:value-type="float" office:value="986705.060996062" calcext:value-type="float">
            <text:p>986705.06099606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73.125" calcext:value-type="float">
            <text:p>173.125</text:p>
          </table:table-cell>
          <table:table-cell office:value-type="float" office:value="24.3949333445479" calcext:value-type="float">
            <text:p>24.395</text:p>
          </table:table-cell>
          <table:table-cell office:value-type="float" office:value="0.63618785124952" calcext:value-type="float">
            <text:p>0.63619</text:p>
          </table:table-cell>
          <table:table-cell office:value-type="float" office:value="53842.2358398438" calcext:value-type="float">
            <text:p>53842.24</text:p>
          </table:table-cell>
          <table:table-cell office:value-type="float" office:value="11521.0810546875" calcext:value-type="float">
            <text:p>11521.0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37" calcext:value-type="float">
            <text:p>137.000</text:p>
          </table:table-cell>
          <table:table-cell office:value-type="float" office:value="25.3608624022658" calcext:value-type="float">
            <text:p>25.361</text:p>
          </table:table-cell>
          <table:table-cell office:value-type="float" office:value="0.674407575539204" calcext:value-type="float">
            <text:p>0.67441</text:p>
          </table:table-cell>
          <table:table-cell office:value-type="float" office:value="47150.20703125" calcext:value-type="float">
            <text:p>47150.21</text:p>
          </table:table-cell>
          <table:table-cell office:value-type="float" office:value="10270.9885253906" calcext:value-type="float">
            <text:p>10270.9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13.125" calcext:value-type="float">
            <text:p>113.125</text:p>
          </table:table-cell>
          <table:table-cell office:value-type="float" office:value="26.1639467671277" calcext:value-type="float">
            <text:p>26.164</text:p>
          </table:table-cell>
          <table:table-cell office:value-type="float" office:value="0.702199550904926" calcext:value-type="float">
            <text:p>0.70220</text:p>
          </table:table-cell>
          <table:table-cell office:value-type="float" office:value="41414.9755859375" calcext:value-type="float">
            <text:p>41414.98</text:p>
          </table:table-cell>
          <table:table-cell office:value-type="float" office:value="9685.77612304687" calcext:value-type="float">
            <text:p>9685.7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5.875" calcext:value-type="float">
            <text:p>95.875</text:p>
          </table:table-cell>
          <table:table-cell office:value-type="float" office:value="26.8912952841334" calcext:value-type="float">
            <text:p>26.891</text:p>
          </table:table-cell>
          <table:table-cell office:value-type="float" office:value="0.725239467713066" calcext:value-type="float">
            <text:p>0.72524</text:p>
          </table:table-cell>
          <table:table-cell office:value-type="float" office:value="37824.8530273438" calcext:value-type="float">
            <text:p>37824.85</text:p>
          </table:table-cell>
          <table:table-cell office:value-type="float" office:value="9229.48486328125" calcext:value-type="float">
            <text:p>9229.4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2.5" calcext:value-type="float">
            <text:p>82.500</text:p>
          </table:table-cell>
          <table:table-cell office:value-type="float" office:value="27.5307563235472" calcext:value-type="float">
            <text:p>27.531</text:p>
          </table:table-cell>
          <table:table-cell office:value-type="float" office:value="0.744587624967327" calcext:value-type="float">
            <text:p>0.74459</text:p>
          </table:table-cell>
          <table:table-cell office:value-type="float" office:value="34726.9873046875" calcext:value-type="float">
            <text:p>34726.99</text:p>
          </table:table-cell>
          <table:table-cell office:value-type="float" office:value="8665.26831054687" calcext:value-type="float">
            <text:p>8665.2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2.125" calcext:value-type="float">
            <text:p>72.125</text:p>
          </table:table-cell>
          <table:table-cell office:value-type="float" office:value="28.1193118711801" calcext:value-type="float">
            <text:p>28.119</text:p>
          </table:table-cell>
          <table:table-cell office:value-type="float" office:value="0.763100967073838" calcext:value-type="float">
            <text:p>0.76310</text:p>
          </table:table-cell>
          <table:table-cell office:value-type="float" office:value="32762.8178710937" calcext:value-type="float">
            <text:p>32762.82</text:p>
          </table:table-cell>
          <table:table-cell office:value-type="float" office:value="8270.22631835938" calcext:value-type="float">
            <text:p>8270.23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4" calcext:value-type="float">
            <text:p>64.000</text:p>
          </table:table-cell>
          <table:table-cell office:value-type="float" office:value="28.6274860093179" calcext:value-type="float">
            <text:p>28.627</text:p>
          </table:table-cell>
          <table:table-cell office:value-type="float" office:value="0.777244167780463" calcext:value-type="float">
            <text:p>0.77724</text:p>
          </table:table-cell>
          <table:table-cell office:value-type="float" office:value="31318.2509765625" calcext:value-type="float">
            <text:p>31318.25</text:p>
          </table:table-cell>
          <table:table-cell office:value-type="float" office:value="8028.37963867188" calcext:value-type="float">
            <text:p>8028.3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7.75" calcext:value-type="float">
            <text:p>57.750</text:p>
          </table:table-cell>
          <table:table-cell office:value-type="float" office:value="29.0677287134279" calcext:value-type="float">
            <text:p>29.068</text:p>
          </table:table-cell>
          <table:table-cell office:value-type="float" office:value="0.789442159002981" calcext:value-type="float">
            <text:p>0.78944</text:p>
          </table:table-cell>
          <table:table-cell office:value-type="float" office:value="30094.125" calcext:value-type="float">
            <text:p>30094.13</text:p>
          </table:table-cell>
          <table:table-cell office:value-type="float" office:value="7927.39331054688" calcext:value-type="float">
            <text:p>7927.3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2.25" calcext:value-type="float">
            <text:p>52.250</text:p>
          </table:table-cell>
          <table:table-cell office:value-type="float" office:value="29.5109249203922" calcext:value-type="float">
            <text:p>29.511</text:p>
          </table:table-cell>
          <table:table-cell office:value-type="float" office:value="0.801550314812905" calcext:value-type="float">
            <text:p>0.80155</text:p>
          </table:table-cell>
          <table:table-cell office:value-type="float" office:value="28844.2338867188" calcext:value-type="float">
            <text:p>28844.23</text:p>
          </table:table-cell>
          <table:table-cell office:value-type="float" office:value="7581.5966796875" calcext:value-type="float">
            <text:p>7581.6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7.75" calcext:value-type="float">
            <text:p>47.750</text:p>
          </table:table-cell>
          <table:table-cell office:value-type="float" office:value="29.9135486632697" calcext:value-type="float">
            <text:p>29.914</text:p>
          </table:table-cell>
          <table:table-cell office:value-type="float" office:value="0.813192594150479" calcext:value-type="float">
            <text:p>0.81319</text:p>
          </table:table-cell>
          <table:table-cell office:value-type="float" office:value="27947.3159179688" calcext:value-type="float">
            <text:p>27947.32</text:p>
          </table:table-cell>
          <table:table-cell office:value-type="float" office:value="7400.55932617188" calcext:value-type="float">
            <text:p>7400.5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4" calcext:value-type="float">
            <text:p>44.000</text:p>
          </table:table-cell>
          <table:table-cell office:value-type="float" office:value="30.2799396630942" calcext:value-type="float">
            <text:p>30.280</text:p>
          </table:table-cell>
          <table:table-cell office:value-type="float" office:value="0.823162418113325" calcext:value-type="float">
            <text:p>0.82316</text:p>
          </table:table-cell>
          <table:table-cell office:value-type="float" office:value="27394.45703125" calcext:value-type="float">
            <text:p>27394.46</text:p>
          </table:table-cell>
          <table:table-cell office:value-type="float" office:value="7196.54809570313" calcext:value-type="float">
            <text:p>7196.5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40.75" calcext:value-type="float">
            <text:p>40.750</text:p>
          </table:table-cell>
          <table:table-cell office:value-type="float" office:value="30.6329101049114" calcext:value-type="float">
            <text:p>30.633</text:p>
          </table:table-cell>
          <table:table-cell office:value-type="float" office:value="0.831844449951505" calcext:value-type="float">
            <text:p>0.83184</text:p>
          </table:table-cell>
          <table:table-cell office:value-type="float" office:value="26642.8603515625" calcext:value-type="float">
            <text:p>26642.86</text:p>
          </table:table-cell>
          <table:table-cell office:value-type="float" office:value="7161.1298828125" calcext:value-type="float">
            <text:p>7161.1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7.875" calcext:value-type="float">
            <text:p>37.875</text:p>
          </table:table-cell>
          <table:table-cell office:value-type="float" office:value="30.9729830703403" calcext:value-type="float">
            <text:p>30.973</text:p>
          </table:table-cell>
          <table:table-cell office:value-type="float" office:value="0.839863057865955" calcext:value-type="float">
            <text:p>0.83986</text:p>
          </table:table-cell>
          <table:table-cell office:value-type="float" office:value="26131.6918945312" calcext:value-type="float">
            <text:p>26131.69</text:p>
          </table:table-cell>
          <table:table-cell office:value-type="float" office:value="7021.2001953125" calcext:value-type="float">
            <text:p>7021.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60801.516289242" calcext:value-type="float">
            <text:p>360801.516289242</text:p>
          </table:table-cell>
          <table:table-cell table:style-name="ce6" office:value-type="float" office:value="2333357.01663197" calcext:value-type="float">
            <text:p>2333357.0166319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00/00/00</text:date>, <text:time style:data-style-name="N2" text:time-value="10:37:18.2617565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2T12:55:20.469665421</dc:date>
    <meta:editing-duration>PT56M19S</meta:editing-duration>
    <meta:editing-cycles>8</meta:editing-cycles>
    <meta:generator>LibreOffice/6.3.3.2.0$Linux_X86_64 LibreOffice_project/30$Build-2</meta:generator>
    <meta:document-statistic meta:table-count="8" meta:cell-count="702" meta:object-count="0"/>
  </office:meta>
</office:document-meta>
</file>